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3.386cm"/>
    </style:style>
    <style:style style:name="gr5" style:family="graphic" style:parent-style-name="standard">
      <style:graphic-properties draw:textarea-horizontal-align="justify" draw:textarea-vertical-align="middle" draw:auto-grow-height="false" fo:min-height="0.279cm" fo:min-width="0.14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118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8" style:family="graphic" style:parent-style-name="standard">
      <style:graphic-properties draw:textarea-horizontal-align="justify" draw:textarea-vertical-align="middle" draw:auto-grow-height="false" fo:min-height="0.255cm" fo:min-width="0.115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5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0.9cm" svg:x="8.7cm" svg:y="1.4cm">
          <text:p text:style-name="P1">Print Sta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7cm" svg:y1="2.2cm" svg:x2="5.8cm" svg:y2="3.8cm">
          <text:p/>
        </draw:line>
        <draw:custom-shape draw:style-name="gr1" draw:text-style-name="P2" draw:layer="layout" svg:width="5cm" svg:height="1.1cm" svg:x="2.1cm" svg:y="3.8cm">
          <text:p text:style-name="P1"><text:span text:style-name="T1">Input number of sta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6.181cm" svg:y1="2.997cm" svg:x2="7.672cm" svg:y2="2cm">
            <text:p/>
          </draw:line>
          <draw:custom-shape draw:style-name="gr1" draw:text-style-name="P2" draw:layer="layout" svg:width="1.324cm" svg:height="1.088cm" draw:transform="skewX (-0.000872664625997157) rotate (0.589223155473286) translate (5.4cm 2.771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cm" svg:y1="2.3cm" svg:x2="10.4cm" svg:y2="4.6cm">
            <text:p/>
          </draw:line>
        </draw:g>
        <draw:custom-shape draw:style-name="gr1" draw:text-style-name="P2" draw:layer="layout" svg:width="3.6cm" svg:height="1cm" svg:x="9.5cm" svg:y="4.5cm">
          <text:p text:style-name="P1"><text:span text:style-name="T1">Number = o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cm" svg:height="1.1cm" svg:x="10.6cm" svg:y="5.6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7cm" svg:y1="6.2cm" svg:x2="9.3cm" svg:y2="8.8cm">
          <text:p/>
        </draw:line>
        <draw:frame draw:style-name="gr3" draw:layer="layout" svg:width="1.2cm" svg:height="1.15cm" svg:x="9.7cm" svg:y="6cm">
          <draw:text-box>
            <text:p>T</text:p>
          </draw:text-box>
        </draw:frame>
        <draw:g>
          <draw:line draw:style-name="gr2" draw:text-style-name="P1" draw:layer="layout" svg:x1="9.869cm" svg:y1="2.818cm" svg:x2="9.797cm" svg:y2="4.001cm">
            <text:p/>
          </draw:line>
          <draw:custom-shape draw:style-name="gr1" draw:text-style-name="P2" draw:layer="layout" svg:width="0.874cm" svg:height="0.718cm" draw:transform="rotate (-1.6313592518391) translate (10.3cm 2.497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3.886cm" svg:height="0.9cm" svg:x="6.414cm" svg:y="8.948cm">
          <text:p text:style-name="P2">Verify odd number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4.965cm" svg:y1="9.435cm" svg:x2="14.62cm" svg:y2="8.252cm">
            <text:p/>
          </draw:line>
          <draw:custom-shape draw:style-name="gr5" draw:text-style-name="P2" draw:layer="layout" svg:width="0.908cm" svg:height="0.747cm" draw:transform="rotate (1.85441233024398) translate (14.654cm 9.9cm)">
            <text:p text:style-name="P1"><text:span text:style-name="T1">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line draw:style-name="gr2" draw:text-style-name="P1" draw:layer="layout" svg:x1="9.228cm" svg:y1="8.031cm" svg:x2="9.812cm" svg:y2="7cm">
            <text:p/>
          </draw:line>
          <draw:custom-shape draw:style-name="gr6" draw:text-style-name="P2" draw:layer="layout" svg:width="0.874cm" svg:height="0.718cm" draw:transform="rotate (1.05540059868097) translate (8.7cm 8.128cm)">
            <text:p text:style-name="P1"><text:span text:style-name="T1">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2" draw:text-style-name="P1" draw:layer="layout" svg:x1="11.8cm" svg:y1="6.3cm" svg:x2="12.4cm" svg:y2="11.7cm">
          <text:p/>
        </draw:line>
        <draw:custom-shape draw:style-name="gr7" draw:text-style-name="P1" draw:layer="layout" svg:width="6cm" svg:height="1cm" svg:x="9.1cm" svg:y="11.6cm">
          <text:p text:style-name="P1">PUT: Invalid number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1.473cm" svg:y1="7.525cm" svg:x2="11.731cm" svg:y2="8.673cm">
            <text:p/>
          </draw:line>
          <draw:custom-shape draw:style-name="gr8" draw:text-style-name="P2" draw:layer="layout" svg:width="0.869cm" svg:height="0.713cm" draw:transform="rotate (-1.35018670934281) translate (11.796cm 7.1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7.1cm" svg:height="3.1cm" svg:x="1.1cm" svg:y="12.2cm">
          <draw:text-box>
            <text:p>Key</text:p>
            <text:p>S =number of stars</text:p>
            <text:p>T = total</text:p>
            <text:p>1 = number == odd</text:p>
          </draw:text-box>
        </draw:frame>
        <draw:line draw:style-name="gr2" draw:text-style-name="P1" draw:layer="layout" svg:x1="12.1cm" svg:y1="2.1cm" svg:x2="15.8cm" svg:y2="4.2cm">
          <text:p/>
        </draw:line>
        <draw:custom-shape draw:style-name="gr10" draw:text-style-name="P1" draw:layer="layout" svg:width="6.3cm" svg:height="1.1cm" svg:x="13.7cm" svg:y="4.1cm">
          <text:p text:style-name="P1">PUT: pyramid of stars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12.948cm" svg:y1="2.124cm" svg:x2="14.002cm" svg:y2="2.665cm">
            <text:p/>
          </draw:line>
          <draw:custom-shape draw:style-name="gr6" draw:text-style-name="P2" draw:layer="layout" svg:width="0.874cm" svg:height="0.718cm" draw:transform="rotate (-0.474555023617258) translate (12.828cm 1.6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0.673cm" svg:y1="7.212cm" svg:x2="10.081cm" svg:y2="8.238cm">
            <text:p/>
          </draw:line>
          <draw:custom-shape draw:style-name="gr6" draw:text-style-name="P2" draw:layer="layout" svg:width="0.874cm" svg:height="0.718cm" draw:transform="rotate (-2.094220569468) translate (11.202cm 7.118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0.673cm" svg:y1="7.212cm" svg:x2="10.081cm" svg:y2="8.238cm">
            <text:p/>
          </draw:line>
          <draw:custom-shape draw:style-name="gr6" draw:text-style-name="P2" draw:layer="layout" svg:width="0.874cm" svg:height="0.718cm" draw:transform="rotate (-2.094220569468) translate (11.202cm 7.118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4.56cm" svg:y1="3.014cm" svg:x2="15.526cm" svg:y2="3.7cm">
            <text:p/>
          </draw:line>
          <draw:custom-shape draw:style-name="gr6" draw:text-style-name="P2" draw:layer="layout" svg:width="0.874cm" svg:height="0.718cm" draw:transform="rotate (-0.617322956430394) translate (14.516cm 2.479cm)">
            <text:p text:style-name="P1"><text:span text:style-name="T1">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4:23:54.899000000</meta:creation-date>
    <dc:date>2014-12-04T11:49:45.260213000</dc:date>
    <meta:editing-duration>PT11M50S</meta:editing-duration>
    <meta:editing-cycles>2</meta:editing-cycles>
    <meta:generator>LibreOffice/4.3.1.2$MacOSX_X86_64 LibreOffice_project/958349dc3b25111dbca392fbc281a05559ef6848</meta:generator>
    <meta:document-statistic meta:object-count="41"/>
  </office:meta>
</office:document-meta>
</file>